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.remove( Path . Element nam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updatePathElement( Name name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.isAncestorOf( Elemen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lement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hasPath( Path . Element [ ] elements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.getPath( Path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.getChildre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Map.map( Path path , boolean exa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lement.getChild( Path . Element name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lement.insert( Path . Element name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hMap.traverse( ElementVisitor visitor , boolean includeEmp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Map.put( Path path ,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lement.createChild( Path . Element nam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.getNormalized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remove( Path . Element nameIndex , boolean shift , boolean removeIfEmpt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lement.getZeroBasedIndex( Path . Element nam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has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set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Map.put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lement.Element( Path . Element name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Childre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lemen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remove( boolean shif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.setChildren( Map childr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lement.getDescendant( Path relPath , boolean exa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lement.traverse( ElementVisitor visitor , boolean includeEmp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lement.remove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.put( Path . Element nameIndex ,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thMap.put( Path path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.getPath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